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5pt" fo:font-weight="bold" officeooo:rsid="000d71ba" officeooo:paragraph-rsid="000d71ba" style:font-size-asian="15pt" style:font-weight-asian="bold" style:font-size-complex="15pt" style:font-weight-complex="bold"/>
    </style:style>
    <style:style style:name="P2" style:family="paragraph" style:parent-style-name="Standard">
      <style:text-properties fo:font-size="15pt" fo:font-weight="bold" officeooo:rsid="000d71ba" officeooo:paragraph-rsid="0010dbcd" style:font-size-asian="15pt" style:font-weight-asian="bold" style:font-size-complex="15pt" style:font-weight-complex="bold"/>
    </style:style>
    <style:style style:name="P3" style:family="paragraph" style:parent-style-name="Standard">
      <style:text-properties fo:font-size="15pt" fo:font-weight="normal" officeooo:rsid="000d71ba" officeooo:paragraph-rsid="000d71ba" style:font-size-asian="15pt" style:font-weight-asian="normal" style:font-size-complex="15pt" style:font-weight-complex="normal"/>
    </style:style>
    <style:style style:name="P4" style:family="paragraph" style:parent-style-name="Standard">
      <style:text-properties fo:font-size="15pt" fo:font-weight="normal" officeooo:rsid="000d71ba" officeooo:paragraph-rsid="001028f4" style:font-size-asian="15pt" style:font-weight-asian="normal" style:font-size-complex="15pt" style:font-weight-complex="normal"/>
    </style:style>
    <style:style style:name="P5" style:family="paragraph" style:parent-style-name="Standard">
      <style:text-properties style:text-position="0% 100%" style:font-name="Liberation Serif1" fo:font-size="18pt" fo:font-weight="normal" officeooo:rsid="001028f4" officeooo:paragraph-rsid="001028f4" style:font-size-asian="18pt" style:font-weight-asian="normal" style:font-size-complex="18pt" style:font-weight-complex="normal"/>
    </style:style>
    <style:style style:name="P6" style:family="paragraph" style:parent-style-name="Standard">
      <style:text-properties style:text-position="0% 100%" fo:font-size="15pt" fo:font-weight="bold" officeooo:rsid="00110e1d" officeooo:paragraph-rsid="00110e1d" style:font-size-asian="15pt" style:font-weight-asian="bold" style:font-size-complex="15pt" style:font-weight-complex="bold"/>
    </style:style>
    <style:style style:name="P7" style:family="paragraph" style:parent-style-name="Standard">
      <style:text-properties fo:font-size="15pt" fo:font-weight="bold" officeooo:rsid="000d71ba" officeooo:paragraph-rsid="0010dbcd" style:font-size-asian="15pt" style:font-weight-asian="bold" style:font-size-complex="15pt" style:font-weight-complex="bold"/>
    </style:style>
    <style:style style:name="P8" style:family="paragraph" style:parent-style-name="Standard">
      <style:text-properties fo:font-size="15pt" fo:font-weight="bold" officeooo:rsid="000d71ba" officeooo:paragraph-rsid="00110e1d" style:font-size-asian="15pt" style:font-weight-asian="bold" style:font-size-complex="15pt" style:font-weight-complex="bold"/>
    </style:style>
    <style:style style:name="T1" style:family="text">
      <style:text-properties officeooo:rsid="000e80e6"/>
    </style:style>
    <style:style style:name="T2" style:family="text">
      <style:text-properties style:text-position="super 58%" officeooo:rsid="000e80e6"/>
    </style:style>
    <style:style style:name="T3" style:family="text">
      <style:text-properties style:text-position="super 58%" style:font-name="Liberation Serif1" officeooo:rsid="001028f4"/>
    </style:style>
    <style:style style:name="T4" style:family="text">
      <style:text-properties style:text-position="super 58%" style:font-name="Liberation Serif1" fo:font-size="18pt" officeooo:rsid="001028f4" style:font-size-asian="18pt" style:font-size-complex="18pt"/>
    </style:style>
    <style:style style:name="T5" style:family="text">
      <style:text-properties style:text-position="super 58%" style:font-name="Liberation Serif1" fo:font-size="18pt" fo:font-weight="normal" style:font-name-asian="Liberation Serif1" style:font-size-asian="18pt" style:font-weight-asian="normal" style:font-name-complex="Liberation Serif1" style:font-size-complex="18pt" style:font-weight-complex="normal"/>
    </style:style>
    <style:style style:name="T6" style:family="text">
      <style:text-properties style:text-position="super 58%" style:font-name="Liberation Serif1" fo:font-size="18pt" fo:font-weight="normal" officeooo:rsid="001f0b2c" style:font-name-asian="Liberation Serif1" style:font-size-asian="18pt" style:font-weight-asian="normal" style:font-name-complex="Liberation Serif1" style:font-size-complex="18pt" style:font-weight-complex="normal"/>
    </style:style>
    <style:style style:name="T7" style:family="text">
      <style:text-properties style:text-position="super 58%" style:font-name="Liberation Serif1" fo:font-size="18pt" fo:font-weight="normal" officeooo:rsid="0020a68c" style:font-name-asian="Liberation Serif1" style:font-size-asian="18pt" style:font-weight-asian="normal" style:font-name-complex="Liberation Serif1" style:font-size-complex="18pt" style:font-weight-complex="normal"/>
    </style:style>
    <style:style style:name="T8" style:family="text">
      <style:text-properties style:text-position="super 58%" style:font-name="Liberation Serif1" fo:font-size="18pt" fo:font-weight="normal" officeooo:rsid="0010dbcd" style:font-name-asian="Liberation Serif1" style:font-size-asian="18pt" style:font-weight-asian="normal" style:font-name-complex="Liberation Serif1" style:font-size-complex="18pt" style:font-weight-complex="normal"/>
    </style:style>
    <style:style style:name="T9" style:family="text">
      <style:text-properties style:text-position="super 58%" style:font-name="Liberation Serif1" fo:font-weight="normal" officeooo:rsid="0020a68c" style:font-name-asian="Liberation Serif1" style:font-weight-asian="normal" style:font-name-complex="Liberation Serif1" style:font-weight-complex="normal"/>
    </style:style>
    <style:style style:name="T10" style:family="text">
      <style:text-properties style:text-position="super 58%" style:font-name="Liberation Serif1" officeooo:rsid="0010dbcd" style:font-name-asian="Liberation Serif1" style:font-name-complex="Liberation Serif1"/>
    </style:style>
    <style:style style:name="T11" style:family="text">
      <style:text-properties style:text-position="super 58%" style:font-name="Liberation Serif1" fo:font-size="14pt" officeooo:rsid="0010c10b" style:font-name-asian="Liberation Serif1" style:font-size-asian="14pt" style:font-name-complex="Liberation Serif1" style:font-size-complex="14pt"/>
    </style:style>
    <style:style style:name="T12" style:family="text">
      <style:text-properties style:text-position="0% 100%" officeooo:rsid="000e80e6"/>
    </style:style>
    <style:style style:name="T13" style:family="text">
      <style:text-properties style:text-position="0% 100%" style:font-name="Liberation Serif" officeooo:rsid="000e80e6"/>
    </style:style>
    <style:style style:name="T14" style:family="text">
      <style:text-properties style:text-position="0% 100%" style:font-name="Liberation Serif1" officeooo:rsid="000e80e6"/>
    </style:style>
    <style:style style:name="T15" style:family="text">
      <style:text-properties style:text-position="0% 100%" style:font-name="Liberation Serif1" officeooo:rsid="001028f4"/>
    </style:style>
    <style:style style:name="T16" style:family="text">
      <style:text-properties style:text-position="0% 100%" style:font-name="Liberation Serif1" fo:font-weight="normal" officeooo:rsid="000e80e6" style:font-name-asian="Liberation Serif1" style:font-weight-asian="normal" style:font-name-complex="Liberation Serif1" style:font-weight-complex="normal"/>
    </style:style>
    <style:style style:name="T17" style:family="text">
      <style:text-properties style:text-position="0% 100%" style:font-name="Liberation Serif1" fo:font-weight="normal" officeooo:rsid="0010dbcd" style:font-name-asian="Liberation Serif1" style:font-weight-asian="normal" style:font-name-complex="Liberation Serif1" style:font-weight-complex="normal"/>
    </style:style>
    <style:style style:name="T18" style:family="text">
      <style:text-properties style:text-position="0% 100%" style:font-name="Liberation Serif1" fo:font-size="18pt" officeooo:rsid="001028f4" style:font-size-asian="18pt" style:font-size-complex="18pt"/>
    </style:style>
    <style:style style:name="T19" style:family="text">
      <style:text-properties style:text-position="0% 100%" style:font-name="Liberation Serif1" fo:font-size="18pt" fo:font-weight="normal" officeooo:rsid="000e80e6" style:font-size-asian="18pt" style:font-weight-asian="normal" style:font-size-complex="18pt" style:font-weight-complex="normal"/>
    </style:style>
    <style:style style:name="T20" style:family="text">
      <style:text-properties style:text-position="0% 100%" style:font-name="Liberation Serif1" fo:font-size="18pt" fo:font-weight="normal" officeooo:rsid="001028f4" style:font-size-asian="18pt" style:font-weight-asian="normal" style:font-size-complex="18pt" style:font-weight-complex="normal"/>
    </style:style>
    <style:style style:name="T21" style:family="text">
      <style:text-properties style:text-position="0% 100%" style:font-name="Liberation Serif1" fo:font-size="18pt" fo:font-weight="normal" officeooo:rsid="001f0b2c" style:font-name-asian="Liberation Serif1" style:font-size-asian="18pt" style:font-weight-asian="normal" style:font-name-complex="Liberation Serif1" style:font-size-complex="18pt" style:font-weight-complex="normal"/>
    </style:style>
    <style:style style:name="T22" style:family="text">
      <style:text-properties style:text-position="0% 100%" style:font-name="Liberation Serif1" fo:font-size="18pt" fo:font-weight="normal" officeooo:rsid="0020a68c" style:font-name-asian="Liberation Serif1" style:font-size-asian="18pt" style:font-weight-asian="normal" style:font-name-complex="Liberation Serif1" style:font-size-complex="18pt" style:font-weight-complex="normal"/>
    </style:style>
    <style:style style:name="T23" style:family="text">
      <style:text-properties style:text-position="0% 100%" style:font-name="Liberation Serif1" fo:font-size="18pt" fo:font-weight="normal" officeooo:rsid="0010dbcd" style:font-name-asian="Liberation Serif1" style:font-size-asian="18pt" style:font-weight-asian="normal" style:font-name-complex="Liberation Serif1" style:font-size-complex="18pt" style:font-weight-complex="normal"/>
    </style:style>
    <style:style style:name="T24" style:family="text">
      <style:text-properties style:text-position="0% 100%" style:font-name="Liberation Serif1" fo:font-size="18pt" fo:font-weight="normal" officeooo:rsid="0010c10b" style:font-name-asian="Liberation Serif1" style:font-size-asian="18pt" style:font-weight-asian="normal" style:font-name-complex="Liberation Serif1" style:font-size-complex="18pt" style:font-weight-complex="normal"/>
    </style:style>
    <style:style style:name="T25" style:family="text">
      <style:text-properties style:text-position="0% 100%" style:font-name="Liberation Serif1" fo:font-size="18pt" fo:font-weight="normal" officeooo:rsid="0024a8bd" style:font-name-asian="Liberation Serif1" style:font-size-asian="18pt" style:font-weight-asian="normal" style:font-name-complex="Liberation Serif1" style:font-size-complex="18pt" style:font-weight-complex="normal"/>
    </style:style>
    <style:style style:name="T26" style:family="text">
      <style:text-properties style:text-position="0% 100%" style:font-name="Liberation Serif1" officeooo:rsid="0010dbcd" style:font-name-asian="Liberation Serif1" style:font-name-complex="Liberation Serif1"/>
    </style:style>
    <style:style style:name="T27" style:family="text">
      <style:text-properties style:text-position="0% 100%" style:font-name="Liberation Serif1" fo:font-size="14pt" fo:font-weight="normal" officeooo:rsid="001f0b2c" style:font-name-asian="Liberation Serif1" style:font-size-asian="14pt" style:font-weight-asian="normal" style:font-name-complex="Liberation Serif1" style:font-size-complex="14pt" style:font-weight-complex="normal"/>
    </style:style>
    <style:style style:name="T28" style:family="text">
      <style:text-properties style:text-position="0% 100%" style:font-name="Liberation Serif1" fo:font-size="14pt" fo:font-weight="normal" officeooo:rsid="0024a8bd" style:font-name-asian="Liberation Serif1" style:font-size-asian="14pt" style:font-weight-asian="normal" style:font-name-complex="Liberation Serif1" style:font-size-complex="14pt" style:font-weight-complex="normal"/>
    </style:style>
    <style:style style:name="T29" style:family="text">
      <style:text-properties style:text-position="0% 100%" style:font-name="Liberation Serif1" fo:font-size="14pt" fo:font-weight="normal" officeooo:rsid="0010dbcd" style:font-name-asian="Liberation Serif1" style:font-size-asian="14pt" style:font-weight-asian="normal" style:font-name-complex="Liberation Serif1" style:font-size-complex="14pt" style:font-weight-complex="normal"/>
    </style:style>
    <style:style style:name="T30" style:family="text">
      <style:text-properties style:text-position="0% 100%" style:font-name="Liberation Serif1" fo:font-size="14pt" fo:font-weight="normal" officeooo:rsid="0010c10b" style:font-name-asian="Liberation Serif1" style:font-size-asian="14pt" style:font-weight-asian="normal" style:font-name-complex="Liberation Serif1" style:font-size-complex="14pt" style:font-weight-complex="normal"/>
    </style:style>
    <style:style style:name="T31" style:family="text">
      <style:text-properties style:text-position="sub 58%" officeooo:rsid="000e80e6"/>
    </style:style>
    <style:style style:name="T32" style:family="text">
      <style:text-properties style:text-position="sub 58%" style:font-name="Liberation Serif1" officeooo:rsid="000e80e6"/>
    </style:style>
    <style:style style:name="T33" style:family="text">
      <style:text-properties style:text-position="sub 58%" style:font-name="Liberation Serif1" officeooo:rsid="001028f4"/>
    </style:style>
    <style:style style:name="T34" style:family="text">
      <style:text-properties style:text-position="sub 58%" style:font-name="Liberation Serif1" fo:font-size="18pt" fo:font-weight="normal" officeooo:rsid="000e80e6" style:font-size-asian="18pt" style:font-weight-asian="normal" style:font-size-complex="18pt" style:font-weight-complex="normal"/>
    </style:style>
    <style:style style:name="T35" style:family="text">
      <style:text-properties style:text-position="sub 58%" style:font-name="Liberation Serif1" fo:font-size="18pt" fo:font-weight="normal" officeooo:rsid="001028f4" style:font-size-asian="18pt" style:font-weight-asian="normal" style:font-size-complex="18pt" style:font-weight-complex="normal"/>
    </style:style>
    <style:style style:name="T36" style:family="text">
      <style:text-properties style:text-position="sub 58%" style:font-name="Liberation Serif1" fo:font-size="18pt" fo:font-weight="normal" officeooo:rsid="001f0b2c" style:font-name-asian="Liberation Serif1" style:font-size-asian="18pt" style:font-weight-asian="normal" style:font-name-complex="Liberation Serif1" style:font-size-complex="18pt" style:font-weight-complex="normal"/>
    </style:style>
    <style:style style:name="T37" style:family="text">
      <style:text-properties style:text-position="sub 58%" style:font-name="Liberation Serif1" fo:font-size="18pt" fo:font-weight="normal" officeooo:rsid="0010dbcd" style:font-name-asian="Liberation Serif1" style:font-size-asian="18pt" style:font-weight-asian="normal" style:font-name-complex="Liberation Serif1" style:font-size-complex="18pt" style:font-weight-complex="normal"/>
    </style:style>
    <style:style style:name="T38" style:family="text">
      <style:text-properties style:text-position="sub 58%" style:font-name="Liberation Serif1" officeooo:rsid="0010dbcd" style:font-name-asian="Liberation Serif1" style:font-name-complex="Liberation Serif1"/>
    </style:style>
    <style:style style:name="T39" style:family="text">
      <style:text-properties style:text-position="sub 58%" style:font-name="Liberation Serif1" fo:font-size="13pt" fo:font-weight="normal" officeooo:rsid="001f0b2c" style:font-name-asian="Liberation Serif1" style:font-size-asian="13pt" style:font-weight-asian="normal" style:font-name-complex="Liberation Serif1" style:font-size-complex="13pt" style:font-weight-complex="normal"/>
    </style:style>
    <style:style style:name="T40" style:family="text">
      <style:text-properties style:text-position="sub 58%" style:font-name="Liberation Serif1" fo:font-size="14pt" fo:font-weight="normal" officeooo:rsid="001f0b2c" style:font-name-asian="Liberation Serif1" style:font-size-asian="14pt" style:font-weight-asian="normal" style:font-name-complex="Liberation Serif1" style:font-size-complex="14pt" style:font-weight-complex="normal"/>
    </style:style>
    <style:style style:name="T41" style:family="text">
      <style:text-properties style:text-position="sub 58%" style:font-name="Liberation Serif1" fo:font-size="14pt" fo:font-weight="normal" officeooo:rsid="0010dbcd" style:font-name-asian="Liberation Serif1" style:font-size-asian="14pt" style:font-weight-asian="normal" style:font-name-complex="Liberation Serif1" style:font-size-complex="14pt" style:font-weight-complex="normal"/>
    </style:style>
    <style:style style:name="T42" style:family="text">
      <style:text-properties style:text-position="sub 58%" officeooo:rsid="0010dbcd"/>
    </style:style>
    <style:style style:name="T43" style:family="text">
      <style:text-properties fo:font-size="18pt" fo:font-weight="normal" officeooo:rsid="0010c10b" style:font-size-asian="18pt" style:font-weight-asian="normal" style:font-size-complex="18pt" style:font-weight-complex="normal"/>
    </style:style>
    <style:style style:name="T44" style:family="text">
      <style:text-properties fo:font-size="14pt" officeooo:rsid="0010c10b" style:font-size-asian="14pt" style:font-size-complex="14pt"/>
    </style:style>
    <style:style style:name="T45" style:family="text">
      <style:text-properties fo:font-size="14pt" fo:font-weight="normal" officeooo:rsid="0010c10b" style:font-size-asian="14pt" style:font-weight-asian="normal" style:font-size-complex="14pt" style:font-weight-complex="normal"/>
    </style:style>
    <style:style style:name="T46" style:family="text">
      <style:text-properties style:font-name="Liberation Serif1" fo:font-size="18pt" fo:font-weight="normal" style:font-name-asian="Liberation Serif1" style:font-size-asian="18pt" style:font-weight-asian="normal" style:font-name-complex="Liberation Serif1" style:font-size-complex="18pt" style:font-weight-complex="normal"/>
    </style:style>
    <style:style style:name="T47" style:family="text">
      <style:text-properties style:font-name="Liberation Serif1" fo:font-size="18pt" fo:font-weight="normal" officeooo:rsid="0010dbcd" style:font-name-asian="Liberation Serif1" style:font-size-asian="18pt" style:font-weight-asian="normal" style:font-name-complex="Liberation Serif1" style:font-size-complex="18pt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**Multivariate linear regresion:</text:p>
      <text:p text:style-name="P1"><text:tab/></text:p>
      <text:p text:style-name="P3"><text:tab/><text:span text:style-name="T1">m: no of training examples</text:span></text:p>
      <text:p text:style-name="P3"><text:tab/><text:span text:style-name="T1">n: no of features represented by x</text:span><text:span text:style-name="T31">1</text:span><text:span text:style-name="T12">, x</text:span><text:span text:style-name="T31">2</text:span><text:span text:style-name="T12">, ...</text:span></text:p>
      <text:p text:style-name="P3"><text:span text:style-name="T12"><text:tab/>x</text:span><text:span text:style-name="T31">k</text:span><text:span text:style-name="T2">(p) </text:span><text:span text:style-name="T12">: p</text:span><text:span text:style-name="T2">th</text:span><text:span text:style-name="T12"> training set's k</text:span><text:span text:style-name="T2">th</text:span><text:span text:style-name="T12"> feature or x</text:span><text:span text:style-name="T31">k </text:span><text:span text:style-name="T12">of p</text:span><text:span text:style-name="T2">th</text:span><text:span text:style-name="T12"> row</text:span></text:p>
      <text:p text:style-name="P4"><text:span text:style-name="T12"><text:tab/>h</text:span><text:span text:style-name="T32">θ</text:span><text:span text:style-name="T13">(x) = </text:span><text:span text:style-name="T14">θ</text:span><text:span text:style-name="T32">0</text:span><text:span text:style-name="T14"> + θ</text:span><text:span text:style-name="T32">1</text:span><text:span text:style-name="T14">*x</text:span><text:span text:style-name="T32">1 </text:span><text:span text:style-name="T14">+ θ</text:span><text:span text:style-name="T32">2</text:span><text:span text:style-name="T14">*x</text:span><text:span text:style-name="T32">2 </text:span><text:span text:style-name="T14">+ .... </text:span><text:span text:style-name="T15">+ </text:span><text:span text:style-name="T14">θ</text:span><text:span text:style-name="T33">n</text:span><text:span text:style-name="T14">*x</text:span><text:span text:style-name="T33">n</text:span></text:p>
      <text:p text:style-name="P4"><text:span text:style-name="T33"><text:tab/> <text:s text:c="14"/></text:span><text:span text:style-name="T15">= </text:span><text:span text:style-name="T14">θ</text:span><text:span text:style-name="T32">0</text:span><text:span text:style-name="T14">*</text:span><text:span text:style-name="T15">x</text:span><text:span text:style-name="T33">0</text:span><text:span text:style-name="T14"> + θ</text:span><text:span text:style-name="T32">1</text:span><text:span text:style-name="T14">*x</text:span><text:span text:style-name="T32">1 </text:span><text:span text:style-name="T14">+ θ</text:span><text:span text:style-name="T32">2</text:span><text:span text:style-name="T14">*x</text:span><text:span text:style-name="T32">2 </text:span><text:span text:style-name="T14">+ .... </text:span><text:span text:style-name="T15">+ </text:span><text:span text:style-name="T14">θ</text:span><text:span text:style-name="T33">n</text:span><text:span text:style-name="T14">*x</text:span><text:span text:style-name="T33">n <text:s text:c="8"/></text:span><text:span text:style-name="T15">(x</text:span><text:span text:style-name="T33">0</text:span><text:span text:style-name="T3">(i) </text:span><text:span text:style-name="T15">= 1)</text:span></text:p>
      <text:p text:style-name="P4"><text:span text:style-name="T15"><text:tab/> <text:s text:c="8"/>= </text:span><text:span text:style-name="T14">θ</text:span><text:span text:style-name="T4">T </text:span><text:span text:style-name="T18">* x</text:span></text:p>
      <text:p text:style-name="P5"><text:tab/></text:p>
      <text:p text:style-name="P4"><text:span text:style-name="T33"><text:tab/></text:span><text:span text:style-name="T15">where, </text:span><text:span text:style-name="T14">θ</text:span><text:span text:style-name="T32"> </text:span><text:span text:style-name="T15">= column matrix [</text:span><text:span text:style-name="T14">θ</text:span><text:span text:style-name="T32">0 </text:span><text:span text:style-name="T14">θ</text:span><text:span text:style-name="T33">1</text:span><text:span text:style-name="T32"> </text:span><text:span text:style-name="T14">θ</text:span><text:span text:style-name="T33">2</text:span><text:span text:style-name="T32"> .... </text:span><text:span text:style-name="T14">θ</text:span><text:span text:style-name="T33">n</text:span><text:span text:style-name="T15">]</text:span></text:p>
      <text:p text:style-name="P4"><text:span text:style-name="T15"><text:tab/><text:tab/> <text:s text:c="2"/>x= column matrix [x</text:span><text:span text:style-name="T32">0 </text:span><text:span text:style-name="T15">x</text:span><text:span text:style-name="T33">1</text:span><text:span text:style-name="T32"> </text:span><text:span text:style-name="T15">x</text:span><text:span text:style-name="T33">2</text:span><text:span text:style-name="T32"> .... </text:span><text:span text:style-name="T15">x</text:span><text:span text:style-name="T33">n</text:span><text:span text:style-name="T15">]</text:span></text:p>
      <text:p text:style-name="P1"/>
      <text:p text:style-name="P1"><text:tab/><text:span text:style-name="T44">Cost Function:</text:span></text:p>
      <text:p text:style-name="P1"><text:span text:style-name="T44"><text:tab/><text:tab/><text:tab/><text:tab/><text:tab/><text:tab/> <text:s text:c="6"/></text:span><text:span text:style-name="T42">m</text:span></text:p>
      <text:p text:style-name="P2"><text:span text:style-name="T44"><text:tab/></text:span><text:span text:style-name="T43">J(</text:span><text:span text:style-name="T19">θ</text:span><text:span text:style-name="T34">0, </text:span><text:span text:style-name="T19">θ</text:span><text:span text:style-name="T34">1, </text:span><text:span text:style-name="T19">θ</text:span><text:span text:style-name="T34">2, </text:span><text:span text:style-name="T19">....,</text:span><text:span text:style-name="T20"> </text:span><text:span text:style-name="T19">θ</text:span><text:span text:style-name="T35">n</text:span><text:span text:style-name="T43">) = (1/2*m)</text:span><text:span text:style-name="T45"> </text:span><text:span text:style-name="T21">∑ </text:span><text:span text:style-name="T22">( </text:span><text:span text:style-name="T21">h</text:span><text:span text:style-name="T36">θ</text:span><text:span text:style-name="T21">(x</text:span><text:span text:style-name="T6">(i)</text:span><text:span text:style-name="T21">) – </text:span><text:span text:style-name="T22">y</text:span><text:span text:style-name="T7">(i)</text:span><text:span text:style-name="T22">)</text:span><text:span text:style-name="T7">2</text:span></text:p>
      <text:p text:style-name="P2"><text:span text:style-name="T7"><text:tab/><text:tab/><text:tab/><text:tab/><text:tab/><text:tab/></text:span><text:span text:style-name="T22"> <text:s text:c="4"/></text:span><text:span text:style-name="T10">i=1</text:span></text:p>
      <text:p text:style-name="P2"><text:span text:style-name="T10"><text:tab/></text:span><text:span text:style-name="T11"><text:tab/><text:tab/><text:tab/> <text:s/></text:span><text:span text:style-name="T38">m</text:span></text:p>
      <text:p text:style-name="P2"><text:span text:style-name="T44"><text:tab/></text:span><text:span text:style-name="T43">J(</text:span><text:span text:style-name="T19">θ</text:span><text:span text:style-name="T43">) = (1/2*m)</text:span><text:span text:style-name="T45"> </text:span><text:span text:style-name="T21">∑ </text:span><text:span text:style-name="T22">( </text:span><text:span text:style-name="T21">h</text:span><text:span text:style-name="T36">θ</text:span><text:span text:style-name="T21">(x</text:span><text:span text:style-name="T6">(i)</text:span><text:span text:style-name="T21">) – </text:span><text:span text:style-name="T22">y</text:span><text:span text:style-name="T7">(i)</text:span><text:span text:style-name="T22">)</text:span><text:span text:style-name="T7">2 <text:s text:c="9"/></text:span><text:span text:style-name="T16">θ </text:span><text:span text:style-name="T17">is an n+1 dimensional matrix</text:span><text:span text:style-name="T9"> </text:span><text:span text:style-name="T7"><text:s text:c="8"/></text:span></text:p>
      <text:p text:style-name="P2"><text:span text:style-name="T7"><text:tab/><text:tab/><text:tab/><text:tab/></text:span><text:span text:style-name="T10">i=1</text:span></text:p>
      <text:p text:style-name="P2"><text:span text:style-name="T10"><text:tab/></text:span><text:span text:style-name="T26">Gradient descent:</text:span></text:p>
      <text:p text:style-name="P2"><text:span text:style-name="T26"><text:tab/></text:span><text:span text:style-name="T39"> </text:span><text:span text:style-name="T27">θ</text:span><text:span text:style-name="T41">j </text:span><text:span text:style-name="T29">:=</text:span><text:span text:style-name="T27"> θ</text:span><text:span text:style-name="T41">j</text:span><text:span text:style-name="T40"> <text:s/></text:span><text:span text:style-name="T27">- </text:span><text:span text:style-name="T28">α*(partial derivative of J wrt </text:span><text:span text:style-name="T27">θ</text:span><text:span text:style-name="T41">j</text:span><text:span text:style-name="T28">) <text:s text:c="4"/></text:span><text:span text:style-name="T29">for i goes from 0 to n</text:span></text:p>
      <text:p text:style-name="P2"><text:span text:style-name="T29"><text:tab/><text:tab/><text:tab/> <text:s text:c="19"/></text:span><text:span text:style-name="T37">m</text:span><text:span text:style-name="T29"><text:tab/></text:span></text:p>
      <text:p text:style-name="P2"><text:span text:style-name="T29"><text:tab/></text:span><text:span text:style-name="T21">θ</text:span><text:span text:style-name="T37">j</text:span><text:span text:style-name="T23">:=</text:span><text:span text:style-name="T21"> θ</text:span><text:span text:style-name="T37">j</text:span><text:span text:style-name="T36"> <text:s/></text:span><text:span text:style-name="T21">- </text:span><text:span text:style-name="T25">α *</text:span><text:span text:style-name="T28"> </text:span><text:span text:style-name="T24">(1/m) </text:span><text:span text:style-name="T23">[</text:span><text:span text:style-name="T30"> </text:span><text:span text:style-name="T21">∑ </text:span><text:span text:style-name="T22">( </text:span><text:span text:style-name="T21">h</text:span><text:span text:style-name="T36">θ</text:span><text:span text:style-name="T21">(x</text:span><text:span text:style-name="T6">(i)</text:span><text:span text:style-name="T21">) – </text:span><text:span text:style-name="T22">y</text:span><text:span text:style-name="T7">(i)</text:span><text:span text:style-name="T22">)</text:span><text:span text:style-name="T7">2 </text:span><text:span text:style-name="T22">* </text:span><text:span text:style-name="T23">x</text:span><text:span text:style-name="T37">j</text:span><text:span text:style-name="T8">(i) </text:span><text:span text:style-name="T23">]</text:span><text:span text:style-name="T7"> </text:span></text:p>
      <text:p text:style-name="P2"><text:span text:style-name="T29"><text:tab/><text:tab/><text:tab/><text:tab/> <text:s text:c="8"/></text:span><text:span text:style-name="T8">i=0</text:span></text:p>
      <text:p text:style-name="P8"><text:span text:style-name="T8">.........................................................................................................................................................................................</text:span></text:p>
      <text:p text:style-name="P8"><text:span text:style-name="T8"/></text:p>
      <text:p text:style-name="P6"><text:span text:style-name="T47">I</text:span><text:span text:style-name="T46">f x is a matrix mxn and mean is a matrix 1xn and std is a matrix 1xn,</text:span></text:p>
      <text:p text:style-name="P6"><text:span text:style-name="T46"/></text:p>
      <text:p text:style-name="P6"><text:span text:style-name="T46">to normalize,</text:span></text:p>
      <text:p text:style-name="P6"><text:span text:style-name="T46"/></text:p>
      <text:p text:style-name="P6"><text:span text:style-name="T46">(x-mean)./std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6T14:42:40.006768303</meta:creation-date>
    <meta:generator>LibreOffice/5.0.5.2$Linux_X86_64 LibreOffice_project/00m0$Build-2</meta:generator>
    <dc:date>2016-06-26T17:24:16.343377086</dc:date>
    <meta:editing-duration>PT38M34S</meta:editing-duration>
    <meta:editing-cycles>6</meta:editing-cycles>
    <meta:document-statistic meta:table-count="0" meta:image-count="0" meta:object-count="0" meta:page-count="1" meta:paragraph-count="27" meta:word-count="162" meta:character-count="1050" meta:non-whitespace-character-count="761"/>
  </office:meta>
</office:document-meta>
</file>